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0.8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aa61a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formula="of:=SUM([.A2:.A71])" office:value-type="float" office:value="138" calcext:value-type="float">
            <text:p>138</text:p>
          </table:table-cell>
          <table:table-cell table:style-name="ce19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102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00/00/00</text:date>, <text:time style:data-style-name="N2" text:time-value="22:46:53.063565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22:48:26.390291125</dc:date>
    <meta:creation-date>2014-12-14T08:12:00Z</meta:creation-date>
    <meta:editing-cycles>531</meta:editing-cycles>
    <meta:editing-duration>PT22H38M59S</meta:editing-duration>
    <meta:generator>LibreOffice/6.0.7.3$Linux_X86_64 LibreOffice_project/00m0$Build-3</meta:generator>
    <meta:document-statistic meta:table-count="10" meta:cell-count="1599" meta:object-count="0"/>
  </office:meta>
</office:document-meta>
</file>